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0.597cm" fo:min-width="0.77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675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802cm"/>
    </style:style>
    <style:style style:name="gr8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5.338cm" fo:min-width="11.6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2.905cm" svg:y="3.159cm">
          <text:p text:style-name="P1">V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2" draw:text-style-name="P1" draw:layer="layout" svg:width="2.54cm" svg:height="2.54cm" draw:transform="rotate (-1.5707963267949) translate (12.684cm 2.651cm)">
            <text:p text:style-name="P1"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layer="layout" svg:width="2.159cm" svg:height="1.397cm" svg:x="10.144cm" svg:y="3.413cm">
            <draw:text-box>
              <text:p>HPA</text:p>
            </draw:text-box>
          </draw:frame>
        </draw:g>
        <draw:custom-shape draw:style-name="gr4" draw:text-style-name="P1" xml:id="id2" draw:id="id2" draw:layer="layout" svg:width="3.175cm" svg:height="1.524cm" svg:x="5.699cm" svg:y="3.159cm">
          <text:p text:style-name="P1">Atenuad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429cm" svg:y1="3.921cm" svg:x2="5.699cm" svg:y2="3.921cm" draw:start-shape="id1" draw:start-glue-point="10" draw:end-shape="id2" draw:end-glue-point="3" svg:d="M4429 3921h1270" svg:viewBox="0 0 1271 1">
          <text:p/>
        </draw:connector>
        <draw:connector draw:style-name="gr5" draw:text-style-name="P1" draw:layer="layout" svg:x1="8.874cm" svg:y1="3.921cm" svg:x2="10.144cm" svg:y2="3.921cm" draw:start-shape="id2" draw:start-glue-point="1" draw:end-shape="id3" draw:end-glue-point="3" svg:d="M8874 3921h1270" svg:viewBox="0 0 1271 1">
          <text:p/>
        </draw:connector>
        <draw:custom-shape draw:style-name="gr6" draw:text-style-name="P1" xml:id="id4" draw:id="id4" draw:layer="layout" svg:width="1.905cm" svg:height="1.27cm" svg:x="12.684cm" svg:y="4.81cm">
          <text:p text:style-name="P1">PSC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684cm" svg:y1="3.921cm" svg:x2="13.636cm" svg:y2="4.81cm" draw:start-shape="id3" draw:start-glue-point="1" draw:end-shape="id4" draw:end-glue-point="0" svg:d="M12684 3921h952v889" svg:viewBox="0 0 953 890">
          <text:p/>
        </draw:connector>
        <draw:custom-shape draw:style-name="gr7" draw:text-style-name="P1" xml:id="id5" draw:id="id5" draw:layer="layout" svg:width="3.302cm" svg:height="1.524cm" svg:x="15.732cm" svg:y="4.683cm">
          <text:p text:style-name="P1">Analizador</text:p>
          <text:p text:style-name="P1">Espectr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4.589cm" svg:y1="5.445cm" svg:x2="15.732cm" svg:y2="5.445cm" draw:start-shape="id4" draw:start-glue-point="1" draw:end-shape="id5" svg:d="M14589 5445h1143" svg:viewBox="0 0 1144 1">
          <text:p/>
        </draw:connector>
        <draw:custom-shape draw:style-name="gr9" draw:text-style-name="P1" draw:layer="layout" svg:width="12.192cm" svg:height="5.588cm" svg:x="2.778cm" svg:y="2.39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0.502cm" svg:height="1.187cm" svg:x="-2.683cm" svg:y="12.684cm">
          <draw:text-box>
            <text:p/>
          </draw:text-box>
        </draw:frame>
        <draw:frame draw:style-name="gr11" draw:layer="layout" svg:width="2.225cm" svg:height="0.962cm" svg:x="7.411cm" svg:y="6.842cm">
          <draw:text-box>
            <text:p>Rad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3T20:15:45.600630602</meta:creation-date>
    <dc:date>2017-04-15T19:56:03.197015301</dc:date>
    <dc:creator>Francisco Soler</dc:creator>
    <meta:editing-duration>PT22M34S</meta:editing-duration>
    <meta:editing-cycles>14</meta:editing-cycles>
    <meta:generator>LibreOffice/4.3.3.2$Linux_X86_64 LibreOffice_project/430m0$Build-2</meta:generator>
    <meta:document-statistic meta:object-count="14"/>
  </office:meta>
</office:document-meta>
</file>